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.74cm" fo:min-width="7.5cm"/>
    </style:style>
    <style:style style:name="gr2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none" draw:fill-color="#4b1f6f" draw:textarea-horizontal-align="justify" draw:textarea-vertical-align="middle" draw:auto-grow-height="false" fo:min-height="0.74cm" fo:min-width="7.5cm"/>
    </style:style>
    <style:style style:name="gr4" style:family="graphic" style:parent-style-name="standard">
      <style:graphic-properties svg:stroke-width="0.106cm" svg:stroke-color="#4b1f6f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4b1f6f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4b1f6f" draw:textarea-horizontal-align="justify" draw:textarea-vertical-align="middle" draw:auto-grow-height="false" fo:min-height="0.75cm" fo:min-width="3.49cm"/>
    </style:style>
    <style:style style:name="P1" style:family="paragraph">
      <loext:graphic-properties draw:fill="solid" draw:fill-color="#ff950e"/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  <style:text-properties fo:color="#ffffff"/>
    </style:style>
    <style:style style:name="P4" style:family="paragraph">
      <loext:graphic-properties draw:fill-color="#4b1f6f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4b1f6f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0.99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cm" svg:height="1cm" svg:x="1cm" svg:y="5cm">
          <text:p text:style-name="P2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cm" svg:height="1cm" svg:x="2cm" svg:y="5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cm" svg:height="1cm" svg:x="3cm" svg:y="5cm">
          <text:p text:style-name="P2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cm" svg:height="1cm" svg:x="4cm" svg:y="5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cm" svg:height="1cm" svg:x="5cm" svg:y="5cm">
          <text:p text:style-name="P2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cm" svg:height="1cm" svg:x="6cm" svg:y="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cm" svg:height="1cm" svg:x="7cm" svg:y="5cm">
          <text:p text:style-name="P2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1cm" svg:height="1cm" svg:x="8cm" svg:y="5cm">
          <text:p text:style-name="P2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8cm" svg:height="0.99cm" svg:x="1cm" svg:y="3cm">
          <text:p text:style-name="P2"><text:span text:style-name="T1">CTC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cm" svg:y1="3.99cm" svg:x2="1.5cm" svg:y2="5cm" draw:start-shape="id1" draw:start-glue-point="2" draw:end-shape="id2" draw:end-glue-point="0" svg:d="M5000 3990v505h-3500v505" svg:viewBox="0 0 3501 1011">
          <text:p/>
        </draw:connector>
        <draw:connector draw:style-name="gr4" draw:text-style-name="P2" draw:layer="layout" svg:x1="2.5cm" svg:y1="5cm" svg:x2="5cm" svg:y2="3.99cm" draw:start-shape="id3" draw:start-glue-point="0" draw:end-shape="id1" draw:end-glue-point="2" svg:d="M2500 5000v-505h2500v-505" svg:viewBox="0 0 2501 1011">
          <text:p/>
        </draw:connector>
        <draw:connector draw:style-name="gr4" draw:text-style-name="P2" draw:layer="layout" svg:x1="3.5cm" svg:y1="5cm" svg:x2="5cm" svg:y2="3.99cm" draw:start-shape="id4" draw:start-glue-point="0" draw:end-shape="id1" draw:end-glue-point="2" svg:d="M3500 5000v-505h1500v-505" svg:viewBox="0 0 1501 1011">
          <text:p/>
        </draw:connector>
        <draw:connector draw:style-name="gr4" draw:text-style-name="P2" draw:layer="layout" svg:x1="4.5cm" svg:y1="5cm" svg:x2="5cm" svg:y2="3.99cm" draw:start-shape="id5" draw:start-glue-point="0" draw:end-shape="id1" draw:end-glue-point="2" svg:d="M4500 5000v-505h500v-505" svg:viewBox="0 0 501 1011">
          <text:p/>
        </draw:connector>
        <draw:connector draw:style-name="gr4" draw:text-style-name="P2" draw:layer="layout" svg:x1="5.5cm" svg:y1="5cm" svg:x2="5cm" svg:y2="3.99cm" draw:start-shape="id6" draw:start-glue-point="0" draw:end-shape="id1" draw:end-glue-point="2" svg:d="M5500 5000v-505h-500v-505" svg:viewBox="0 0 501 1011">
          <text:p/>
        </draw:connector>
        <draw:connector draw:style-name="gr4" draw:text-style-name="P2" draw:layer="layout" svg:x1="6.5cm" svg:y1="5cm" svg:x2="5cm" svg:y2="3.99cm" draw:start-shape="id7" draw:start-glue-point="0" draw:end-shape="id1" draw:end-glue-point="2" svg:d="M6500 5000v-505h-1500v-505" svg:viewBox="0 0 1501 1011">
          <text:p/>
        </draw:connector>
        <draw:connector draw:style-name="gr4" draw:text-style-name="P2" draw:layer="layout" svg:x1="7.5cm" svg:y1="5cm" svg:x2="5cm" svg:y2="3.99cm" draw:start-shape="id8" draw:start-glue-point="0" draw:end-shape="id1" draw:end-glue-point="2" svg:d="M7500 5000v-505h-2500v-505" svg:viewBox="0 0 2501 1011">
          <text:p/>
        </draw:connector>
        <draw:connector draw:style-name="gr4" draw:text-style-name="P2" draw:layer="layout" svg:x1="8.5cm" svg:y1="5cm" svg:x2="5cm" svg:y2="3.99cm" draw:start-shape="id9" draw:start-glue-point="0" draw:end-shape="id1" draw:end-glue-point="2" svg:d="M8500 5000v-505h-3500v-505" svg:viewBox="0 0 3501 1011">
          <text:p/>
        </draw:connector>
        <draw:line draw:style-name="gr5" draw:text-style-name="P5" draw:layer="layout" svg:x1="5cm" svg:y1="3cm" svg:x2="5cm" svg:y2="2cm">
          <text:p/>
        </draw:line>
        <draw:custom-shape draw:style-name="gr6" draw:text-style-name="P6" draw:layer="layout" svg:width="3.99cm" svg:height="1cm" svg:x="3cm" svg:y="1cm">
          <text:p text:style-name="P2"><text:span text:style-name="T2">“</text:span><text:span text:style-name="T2">IMAGE“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2:01:40.995758697</meta:creation-date>
    <meta:generator>LibreOffice/6.0.2.1$MacOSX_X86_64 LibreOffice_project/f7f06a8f319e4b62f9bc5095aa112a65d2f3ac89</meta:generator>
    <dc:date>2018-04-03T02:56:11.428936291</dc:date>
    <meta:editing-duration>PT23M31S</meta:editing-duration>
    <meta:editing-cycles>4</meta:editing-cycles>
    <meta:document-statistic meta:object-count="20"/>
  </office:meta>
</office:document-meta>
</file>